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Arial Unicode MS" svg:font-family="'Arial Unicode M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2" svg:font-family="Arial" style:font-adornments="Normal" style:font-family-generic="swiss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margin-top="0cm" fo:margin-bottom="0.199cm" loext:contextual-spacing="false" fo:text-align="center" style:justify-single-word="false" style:writing-mode="page"/>
    </style:style>
    <style:style style:name="P3" style:family="paragraph" style:parent-style-name="Titre_20_Chapitre">
      <style:paragraph-properties fo:padding="0cm" fo:border="none" style:shadow="none" style:writing-mode="page">
        <style:tab-stops>
          <style:tab-stop style:position="27.7cm" style:type="right"/>
        </style:tab-stops>
      </style:paragraph-properties>
      <style:text-properties fo:font-size="16pt" style:font-size-asian="16pt" style:font-size-complex="16pt"/>
    </style:style>
    <style:style style:name="P4" style:family="paragraph" style:parent-style-name="Standard">
      <style:text-properties style:font-name="Times New Roman" fo:font-size="6pt" fo:font-style="normal" style:font-size-asian="5.25pt" style:font-style-asian="normal" style:font-size-complex="6pt" style:font-style-complex="normal"/>
    </style:style>
    <style:style style:name="P5" style:family="paragraph" style:parent-style-name="Exo_20_I_29_" style:list-style-name="Numbering_20_4">
      <style:text-properties officeooo:rsid="0018f107" officeooo:paragraph-rsid="0018f107"/>
    </style:style>
    <style:style style:name="P6" style:family="paragraph" style:parent-style-name="Exo_20_I_29_">
      <style:text-properties officeooo:rsid="0029ebd9" officeooo:paragraph-rsid="0029ebd9"/>
    </style:style>
    <style:style style:name="P7" style:family="paragraph" style:parent-style-name="Exo_20_I_29_" style:list-style-name="Numbering_20_4">
      <style:paragraph-properties fo:text-align="start" style:justify-single-word="false"/>
      <style:text-properties officeooo:paragraph-rsid="001d3e1b"/>
    </style:style>
    <style:style style:name="P8" style:family="paragraph" style:parent-style-name="Exo_20_I_29_">
      <style:text-properties officeooo:paragraph-rsid="001f2eea"/>
    </style:style>
    <style:style style:name="P9" style:family="paragraph" style:parent-style-name="Exo_20_I_29_">
      <style:text-properties officeooo:paragraph-rsid="0021611c"/>
    </style:style>
    <style:style style:name="P10" style:family="paragraph" style:parent-style-name="Exo_20_I_29_">
      <style:text-properties officeooo:paragraph-rsid="003239db"/>
    </style:style>
    <style:style style:name="P11" style:family="paragraph" style:parent-style-name="Exo_20_I_29_" style:list-style-name="">
      <style:paragraph-properties fo:text-align="center" style:justify-single-word="false"/>
      <style:text-properties officeooo:rsid="0022a279" officeooo:paragraph-rsid="0022a279"/>
    </style:style>
    <style:style style:name="P12" style:family="paragraph" style:parent-style-name="Exo_20_I_29_" style:list-style-name="Numbering_20_4">
      <style:text-properties officeooo:rsid="0022a279" officeooo:paragraph-rsid="0022a279"/>
    </style:style>
    <style:style style:name="P13" style:family="paragraph" style:parent-style-name="Exo_20_I_29_">
      <style:text-properties officeooo:rsid="00396417" officeooo:paragraph-rsid="00396417"/>
    </style:style>
    <style:style style:name="P14" style:family="paragraph" style:parent-style-name="Exo_20_I_29_">
      <style:text-properties officeooo:rsid="003afc67" officeooo:paragraph-rsid="003afc67"/>
    </style:style>
    <style:style style:name="P15" style:family="paragraph" style:parent-style-name="Exo_20_I_29_">
      <style:text-properties officeooo:paragraph-rsid="00346ebe"/>
    </style:style>
    <style:style style:name="P16" style:family="paragraph" style:parent-style-name="Exo_20_I_29_" style:list-style-name="">
      <style:paragraph-properties fo:margin-top="0.199cm" fo:margin-bottom="0.199cm" loext:contextual-spacing="false" fo:text-align="center" style:justify-single-word="false" style:writing-mode="page"/>
      <style:text-properties officeooo:paragraph-rsid="001d3e1b"/>
    </style:style>
    <style:style style:name="P17" style:family="paragraph" style:parent-style-name="Exo_20_I_29_" style:list-style-name="">
      <style:paragraph-properties fo:margin-top="0.101cm" fo:margin-bottom="0.101cm" loext:contextual-spacing="false" fo:text-align="center" style:justify-single-word="false" style:writing-mode="page"/>
      <style:text-properties officeooo:paragraph-rsid="001f2eea"/>
    </style:style>
    <style:style style:name="P18" style:family="paragraph" style:parent-style-name="Exo_20_1_29_" style:list-style-name="Numbering_20_1">
      <style:text-properties officeooo:paragraph-rsid="0018f107"/>
    </style:style>
    <style:style style:name="P19" style:family="paragraph" style:parent-style-name="Exo_20_1_29_" style:list-style-name="Numbering_20_1">
      <style:text-properties officeooo:rsid="0018f107" officeooo:paragraph-rsid="0018f107"/>
    </style:style>
    <style:style style:name="P20" style:family="paragraph" style:parent-style-name="Exo_20_1_29_">
      <style:text-properties officeooo:rsid="0029ebd9" officeooo:paragraph-rsid="0029ebd9"/>
    </style:style>
    <style:style style:name="P21" style:family="paragraph" style:parent-style-name="Exo_20_1_29_">
      <style:text-properties officeooo:rsid="0021036d" officeooo:paragraph-rsid="0021036d"/>
    </style:style>
    <style:style style:name="P22" style:family="paragraph" style:parent-style-name="Exo_20_1_29_">
      <style:text-properties officeooo:rsid="0021611c" officeooo:paragraph-rsid="0021611c"/>
    </style:style>
    <style:style style:name="P23" style:family="paragraph" style:parent-style-name="Exo_20_1_29_" style:list-style-name="Numbering_20_1">
      <style:text-properties officeooo:rsid="00250f4b" officeooo:paragraph-rsid="003239db"/>
    </style:style>
    <style:style style:name="P24" style:family="paragraph" style:parent-style-name="Exo_20_1_29_">
      <style:text-properties officeooo:rsid="00250f4b" officeooo:paragraph-rsid="003239db"/>
    </style:style>
    <style:style style:name="P25" style:family="paragraph" style:parent-style-name="Exo_20_1_29_" style:list-style-name="Numbering_20_1">
      <style:text-properties officeooo:rsid="003239db" officeooo:paragraph-rsid="003239db"/>
    </style:style>
    <style:style style:name="P26" style:family="paragraph" style:parent-style-name="Exo_20_1_29_" style:list-style-name="Numbering_20_1">
      <style:text-properties officeooo:rsid="003239db" officeooo:paragraph-rsid="0033580d"/>
    </style:style>
    <style:style style:name="P27" style:family="paragraph" style:parent-style-name="Exo_20_1_29_" style:list-style-name="Numbering_20_1">
      <style:text-properties officeooo:rsid="0033580d" officeooo:paragraph-rsid="0033580d"/>
    </style:style>
    <style:style style:name="P28" style:family="paragraph" style:parent-style-name="Exo_20_1_29_">
      <style:text-properties officeooo:rsid="002703ac" officeooo:paragraph-rsid="002703ac"/>
    </style:style>
    <style:style style:name="P29" style:family="paragraph" style:parent-style-name="Exo_20_1_29_">
      <style:text-properties officeooo:rsid="0028e431" officeooo:paragraph-rsid="0028e431"/>
    </style:style>
    <style:style style:name="P30" style:family="paragraph" style:parent-style-name="Exo_20_1_29_">
      <style:text-properties officeooo:rsid="0036a5ae" officeooo:paragraph-rsid="003889a7"/>
    </style:style>
    <style:style style:name="P31" style:family="paragraph" style:parent-style-name="Exo_20_1_29_">
      <style:text-properties officeooo:rsid="0036a5ae" officeooo:paragraph-rsid="0036a5ae"/>
    </style:style>
    <style:style style:name="P32" style:family="paragraph" style:parent-style-name="Exo_20_1_29_">
      <style:text-properties officeooo:rsid="00396417" officeooo:paragraph-rsid="00396417"/>
    </style:style>
    <style:style style:name="P33" style:family="paragraph" style:parent-style-name="Exo_20_1_29_">
      <style:text-properties officeooo:rsid="003afc67" officeooo:paragraph-rsid="003afc67"/>
    </style:style>
    <style:style style:name="P34" style:family="paragraph" style:parent-style-name="Exo_20_1_29_" style:list-style-name="">
      <style:paragraph-properties fo:margin-left="1cm" fo:margin-right="0cm" fo:text-indent="-0.499cm" style:auto-text-indent="false" style:shadow="none" style:writing-mode="page">
        <style:tab-stops/>
      </style:paragraph-properties>
      <style:text-properties officeooo:paragraph-rsid="001a7526"/>
    </style:style>
    <style:style style:name="P35" style:family="paragraph" style:parent-style-name="Exo_20_1_29_">
      <style:paragraph-properties fo:margin-left="0cm" fo:margin-right="0cm" fo:text-indent="0cm" style:auto-text-indent="false"/>
      <style:text-properties officeooo:rsid="0021036d" officeooo:paragraph-rsid="0021036d"/>
    </style:style>
    <style:style style:name="P36" style:family="paragraph">
      <loext:graphic-properties draw:fill="none" draw:fill-color="#b5e08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ad429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gradient" draw:fill-color="#00b8ff" draw:fill-gradient-name="Gradient_20_17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gradient" draw:fill-color="#00b8ff" draw:fill-gradient-name="Gradient_20_1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gradient" draw:fill-color="#00b8ff" draw:fill-gradient-name="Gradient_20_170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gradient" draw:fill-color="#00b8ff" draw:fill-gradient-name="Gradient_20_170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gradient" draw:fill-color="#00b8ff" draw:fill-gradient-name="Gradient_20_170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gradient" draw:fill-color="#00b8ff" draw:fill-gradient-name="Gradient_20_8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gradient" draw:fill-color="#00b8ff" draw:fill-gradient-name="Gradient_20_8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gradient" draw:fill-color="#00b8ff" draw:fill-gradient-name="Gradient_20_8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gradient" draw:fill-color="#00b8ff" draw:fill-gradient-name="Gradient_20_8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00b8ff" draw:fill-gradient-name="Gradient_20_8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gradient" draw:fill-color="#00b8ff" draw:fill-gradient-name="Gradient_20_9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0064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scale="100%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7526" style:font-style-asian="italic" style:font-style-complex="italic"/>
    </style:style>
    <style:style style:name="T3" style:family="text">
      <style:text-properties officeooo:rsid="0016248c"/>
    </style:style>
    <style:style style:name="T4" style:family="text">
      <style:text-properties officeooo:rsid="0018f107"/>
    </style:style>
    <style:style style:name="T5" style:family="text">
      <style:text-properties officeooo:rsid="001a7526"/>
    </style:style>
    <style:style style:name="T6" style:family="text">
      <style:text-properties officeooo:rsid="001f2eea"/>
    </style:style>
    <style:style style:name="T7" style:family="text">
      <style:text-properties officeooo:rsid="002703ac"/>
    </style:style>
    <style:style style:name="T8" style:family="text">
      <style:text-properties officeooo:rsid="0030241a"/>
    </style:style>
    <style:style style:name="T9" style:family="text">
      <style:text-properties officeooo:rsid="003239db"/>
    </style:style>
    <style:style style:name="T10" style:family="text">
      <style:text-properties officeooo:rsid="0033580d"/>
    </style:style>
    <style:style style:name="T11" style:family="text">
      <style:text-properties officeooo:rsid="003889a7"/>
    </style:style>
    <style:style style:name="T12" style:family="text">
      <style:text-properties officeooo:rsid="003afc67"/>
    </style:style>
    <style:style style:name="T13" style:family="text">
      <style:text-properties officeooo:rsid="003cf0c4"/>
    </style:style>
    <style:style style:name="T14" style:family="text">
      <style:text-properties officeooo:rsid="0021611c"/>
    </style:style>
    <style:style style:name="T15" style:family="text">
      <style:text-properties style:font-name="Times New Roman" fo:font-style="normal" officeooo:rsid="0021611c"/>
    </style:style>
    <style:style style:name="T16" style:family="text">
      <style:text-properties style:font-name="Times New Roman" fo:font-style="normal" officeooo:rsid="003dd242"/>
    </style:style>
    <style:style style:name="T17" style:family="text">
      <style:text-properties officeooo:rsid="003fa723"/>
    </style:style>
    <style:style style:name="T18" style:family="text">
      <style:text-properties officeooo:rsid="00418b80"/>
    </style:style>
    <style:style style:name="T19" style:family="text">
      <style:text-properties officeooo:rsid="00346ebe"/>
    </style:style>
    <style:style style:name="T20" style:family="text">
      <style:text-properties style:font-name="Times New Roman1"/>
    </style:style>
    <style:style style:name="T21" style:family="text">
      <style:text-properties style:font-name="Times New Roman1" fo:font-style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="" draw:marker-start-width="0.065cm" draw:marker-start-center="false" draw:marker-end="" draw:marker-end-width="0.065cm" draw:marker-end-center="false" draw:fill="none" draw:fill-color="#b5e087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3cm" svg:stroke-color="#000000" draw:marker-start="" draw:marker-start-width="0.095cm" draw:marker-start-center="false" draw:marker-end="" draw:marker-end-width="0.095cm" draw:marker-end-center="false" draw:fill="none" draw:fill-color="#ad4296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3cm" svg:stroke-color="#000000" draw:marker-start="" draw:marker-start-width="0.065cm" draw:marker-start-center="false" draw:marker-end="" draw:marker-end-width="0.065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draw:fit-to-size="false" style:shrink-to-fit="false" fo:min-height="0.406cm" fo:min-width="0.16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draw:fit-to-size="false" style:shrink-to-fit="false" fo:min-height="0.406cm" fo:min-width="0.14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draw:fit-to-size="false" style:shrink-to-fit="false" fo:min-height="0.406cm" fo:min-width="0.19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height="true" draw:auto-grow-width="true" draw:fit-to-size="false" style:shrink-to-fit="false" fo:min-height="0.407cm" fo:min-width="0.24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326cm" fo:min-width="0.69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326cm" fo:min-width="0.51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333cm" draw:marker-start-center="false" draw:marker-end="" draw:marker-end-width="0.333cm" draw:marker-end-center="false" draw:fill="none" draw:fill-color="#ffffff" draw:textarea-horizontal-align="justify" draw:auto-grow-width="true" fo:min-height="0.407cm" fo:min-width="0.24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19cm" svg:stroke-color="#000000" draw:marker-start="" draw:marker-start-width="0.333cm" draw:marker-start-center="false" draw:marker-end="" draw:marker-end-width="0.333cm" draw:marker-end-center="false" draw:fill="none" draw:fill-color="#ffffff" draw:textarea-horizontal-align="justify" draw:auto-grow-width="true" fo:min-height="0.407cm" fo:min-width="0.27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19cm" svg:stroke-color="#000000" draw:marker-start="" draw:marker-start-width="0.333cm" draw:marker-start-center="false" draw:marker-end="" draw:marker-end-width="0.333cm" draw:marker-end-center="false" draw:fill="none" draw:fill-color="#ffffff" draw:textarea-horizontal-align="justify" draw:auto-grow-width="true" fo:min-height="0.407cm" fo:min-width="0.21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3cm" svg:stroke-color="#000000" draw:marker-start="" draw:marker-start-width="0.266cm" draw:marker-start-center="false" draw:marker-end="" draw:marker-end-width="0.26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1700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1699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1701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1702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170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19cm" svg:stroke-color="#000000" draw:marker-start="" draw:marker-start-width="0.332cm" draw:marker-start-center="false" draw:marker-end="" draw:marker-end-width="0.332cm" draw:marker-end-center="false" draw:fill="none" draw:fill-color="#ffffff" draw:textarea-horizontal-align="justify" fo:min-height="0.441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8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86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87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88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89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3cm" svg:stroke-color="#000000" draw:marker-start="" draw:marker-start-width="0.335cm" draw:marker-start-center="false" draw:marker-end="" draw:marker-end-width="0.335cm" draw:marker-end-center="false" draw:fill="gradient" draw:fill-color="#00b8ff" draw:fill-gradient-name="Gradient_20_90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22" svg:stroke-width="0.026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006400" draw:textarea-horizontal-align="center" draw:textarea-vertical-align="middle" fo:padding-top="0.012cm" fo:padding-bottom="0.012cm" fo:padding-left="0.012cm" fo:padding-right="0.012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23" svg:stroke-width="0.03cm" svg:stroke-color="#000000" draw:marker-start="" draw:marker-start-width="0.295cm" draw:marker-start-center="false" draw:marker-end="" draw:marker-end-width="0.295cm" draw:marker-end-center="false" draw:stroke-linejoin="none" svg:stroke-linecap="round" draw:fill="none" draw:fill-color="#0064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24" svg:stroke-width="0.026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2cm" fo:padding-bottom="0.012cm" fo:padding-left="0.012cm" fo:padding-right="0.012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25" svg:stroke-width="0.026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2cm" fo:padding-bottom="0.012cm" fo:padding-left="0.012cm" fo:padding-right="0.012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26" svg:stroke-width="0.026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2cm" fo:padding-bottom="0.012cm" fo:padding-left="0.012cm" fo:padding-right="0.012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27" svg:stroke-width="0.026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2cm" fo:padding-bottom="0.012cm" fo:padding-left="0.012cm" fo:padding-right="0.012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07cm" fo:min-width="0.21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6cm" fo:min-width="0.58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26cm" fo:min-width="0.43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ngl</text:span>es<text:tab/><text:span text:style-name="T3">6</text:span>.<text:span text:style-name="T3">3</text:span></text:p>
      <text:p text:style-name="P4"/>
      <text:section text:style-name="Sect1" text:name="Section1">
        <text:list xml:id="list2346404023" text:style-name="Numbering_20_4">
          <text:list-item>
            <text:p text:style-name="P5"><text:span text:style-name="T17">ABCD est un parallélogramme</text:span> tel que <draw:frame draw:style-name="fr1" draw:name="Objet1" text:anchor-type="as-char" svg:y="-0.43cm" svg:width="1.109cm" svg:height="0.52cm" draw:z-index="0"><draw:object xlink:href="./Object 5" xlink:type="simple" xlink:show="embed" xlink:actuate="onLoad"/><draw:image xlink:href="./ObjectReplacements/Object 5" xlink:type="simple" xlink:show="embed" xlink:actuate="onLoad"/></draw:frame> soit égal à <text:span text:style-name="T17">6</text:span>5°. <text:span text:style-name="T18">Sur (AD), on place un point E tel que A appartienne à [DE] </text:span></text:p>
          </text:list-item>
        </text:list>
        <text:list xml:id="list1619762535" text:style-name="Numbering_20_1">
          <text:list-item>
            <text:list>
              <text:list-item text:start-value="1">
                <text:p text:style-name="P19">Calculer <draw:frame draw:style-name="fr1" draw:name="Objet2" text:anchor-type="as-char" svg:y="-0.43cm" svg:width="1.057cm" svg:height="0.52cm" draw:z-index="1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  <text:list-item>
                <text:p text:style-name="P18"><text:span text:style-name="T4">Calculer </text:span><text:span text:style-name="T4"><draw:frame draw:style-name="fr1" draw:name="Objet3" text:anchor-type="as-char" svg:y="-0.43cm" svg:width="1.117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    </text:list-item>
            </text:list>
          </text:list-item>
        </text:list>
        <text:p text:style-name="Standard"/>
        <text:list xml:id="list222026457424142" text:continue-list="list2346404023" text:style-name="Numbering_20_4">
          <text:list-item>
            <text:p text:style-name="P6">On considère un quadrilatère MNPQ tel que les droites (MQ) et (NP) soient perpendiculaires à (PQ).</text:p>
          </text:list-item>
        </text:list>
        <text:list xml:id="list222025332331778" text:continue-list="list1619762535" text:style-name="Numbering_20_1">
          <text:list-item text:start-value="1">
            <text:p text:style-name="P20">Montrer que (MQ) est parallèle à (NP).</text:p>
          </text:list-item>
          <text:list-item>
            <text:p text:style-name="P20">Montrer que <draw:frame draw:style-name="fr1" draw:name="Objet15" text:anchor-type="as-char" svg:y="-0.432cm" svg:width="1.127cm" svg:height="0.543cm" draw:z-index="15"><draw:object xlink:href="./Object 19" xlink:type="simple" xlink:show="embed" xlink:actuate="onLoad"/><draw:image xlink:href="./ObjectReplacements/Object 19" xlink:type="simple" xlink:show="embed" xlink:actuate="onLoad"/><svg:desc>formule</svg:desc></draw:frame> est égal à <draw:frame draw:style-name="fr1" draw:name="Objet18" text:anchor-type="as-char" svg:y="-0.423cm" svg:width="1.145cm" svg:height="0.534cm" draw:z-index="16"><draw:object xlink:href="./Object 20" xlink:type="simple" xlink:show="embed" xlink:actuate="onLoad"/><draw:image xlink:href="./ObjectReplacements/Object 20" xlink:type="simple" xlink:show="embed" xlink:actuate="onLoad"/><svg:desc>formule</svg:desc></draw:frame>.</text:p>
          </text:list-item>
        </text:list>
        <text:p text:style-name="P1"/>
        <text:list xml:id="list222025398529491" text:continue-list="list222026457424142" text:style-name="Numbering_20_4">
          <text:list-item>
            <text:p text:style-name="P7"><text:span text:style-name="T5">1) Calculer la mesure de l'angle </text:span><text:span text:style-name="T5"><draw:frame draw:style-name="fr1" draw:name="Objet4" text:anchor-type="as-char" svg:y="-0.423cm" svg:width="1.02cm" svg:height="0.515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  </text:list-item>
        </text:list>
        <text:p text:style-name="P16"><draw:g text:anchor-type="as-char" draw:z-index="11" draw:name="Forme1" draw:style-name="gr1"><draw:ellipse draw:style-name="gr2" draw:text-style-name="P36" svg:width="0.602cm" svg:height="0.6cm" svg:x="2.445cm" svg:y="1.35cm" draw:kind="section" draw:start-angle="0.17" draw:end-angle="44.73"><text:p/></draw:ellipse><draw:circle draw:style-name="gr3" draw:text-style-name="P37" svg:width="0.415cm" svg:height="0.415cm" svg:x="1.261cm" svg:y="1.443cm" draw:kind="section" draw:start-angle="225.24" draw:end-angle="359.49"><text:p/></draw:circle><draw:line draw:style-name="gr4" draw:text-style-name="P38" svg:x1="0.283cm" svg:y1="1.651cm" svg:x2="4.052cm" svg:y2="1.651cm"><text:p/></draw:line><draw:line draw:style-name="gr4" draw:text-style-name="P38" svg:x1="2.834cm" svg:y1="0.291cm" svg:x2="0.276cm" svg:y2="2.842cm"><text:p/></draw:line><draw:line draw:style-name="gr4" draw:text-style-name="P38" svg:x1="4.112cm" svg:y1="0.292cm" svg:x2="1.551cm" svg:y2="2.837cm"><text:p/></draw:line><draw:frame draw:style-name="gr5" draw:text-style-name="P40" svg:width="0.163cm" svg:height="0.408cm" svg:x="0.101cm" svg:y="2.595cm"><draw:text-box><text:p text:style-name="P39"><text:span text:style-name="T22">x</text:span></text:p></draw:text-box></draw:frame><draw:frame draw:style-name="gr6" draw:text-style-name="P40" svg:width="0.144cm" svg:height="0.408cm" svg:x="1.362cm" svg:y="2.595cm"><draw:text-box><text:p text:style-name="P39"><text:span text:style-name="T22">s</text:span></text:p></draw:text-box></draw:frame><draw:frame draw:style-name="gr6" draw:text-style-name="P40" svg:width="0.144cm" svg:height="0.408cm" svg:x="4.189cm" svg:y="0cm"><draw:text-box><text:p text:style-name="P39"><text:span text:style-name="T22">r</text:span></text:p></draw:text-box></draw:frame><draw:frame draw:style-name="gr5" draw:text-style-name="P40" svg:width="0.163cm" svg:height="0.408cm" svg:x="2.866cm" svg:y="0cm"><draw:text-box><text:p text:style-name="P39"><text:span text:style-name="T22">y</text:span></text:p></draw:text-box></draw:frame><draw:frame draw:style-name="gr7" draw:text-style-name="P40" svg:width="0.191cm" svg:height="0.408cm" svg:x="0cm" svg:y="1.386cm"><draw:text-box><text:p text:style-name="P39"><text:span text:style-name="T22">u</text:span></text:p></draw:text-box></draw:frame><draw:frame draw:style-name="gr5" draw:text-style-name="P40" svg:width="0.163cm" svg:height="0.408cm" svg:x="4.122cm" svg:y="1.386cm"><draw:text-box><text:p text:style-name="P39"><text:span text:style-name="T22">v</text:span></text:p></draw:text-box></draw:frame><draw:frame draw:style-name="gr8" draw:text-style-name="P41" svg:width="0.244cm" svg:height="0.408cm" svg:x="1.251cm" svg:y="1.272cm"><draw:text-box><text:p text:style-name="P39"><text:span text:style-name="T23">A</text:span></text:p></draw:text-box></draw:frame><draw:frame draw:style-name="gr8" draw:text-style-name="P41" svg:width="0.244cm" svg:height="0.408cm" svg:x="2.54cm" svg:y="1.275cm"><draw:text-box><text:p text:style-name="P39"><text:span text:style-name="T23">B</text:span></text:p></draw:text-box></draw:frame><draw:frame draw:style-name="gr9" draw:text-style-name="P42" svg:width="0.692cm" svg:height="0.327cm" svg:x="1.386cm" svg:y="1.884cm"><draw:text-box><text:p text:style-name="P39"><text:span text:style-name="T24">135°</text:span></text:p></draw:text-box></draw:frame><draw:frame draw:style-name="gr10" draw:text-style-name="P42" svg:width="0.512cm" svg:height="0.327cm" svg:x="3.096cm" svg:y="1.307cm"><draw:text-box><text:p text:style-name="P39"><text:span text:style-name="T24">45°</text:span></text:p></draw:text-box></draw:frame></draw:g></text:p>
        <text:p text:style-name="P34"><text:span text:style-name="T8">2)<text:tab/>En déduire que les droites (</text:span><text:span text:style-name="T2">xy</text:span><text:span text:style-name="T5">) et (</text:span><text:span text:style-name="T2">sr</text:span><text:span text:style-name="T5">) sont-parallèles.</text:span></text:p>
        <text:p text:style-name="Standard"/>
        <text:list xml:id="list222025992125711" text:continue-numbering="true" text:style-name="Numbering_20_4">
          <text:list-item>
            <text:p text:style-name="P8"><text:span text:style-name="T6">On a ci-dessous :<text:line-break/></text:span><text:span text:style-name="T6"><draw:frame draw:style-name="fr1" draw:name="Objet5" text:anchor-type="as-char" svg:y="-0.43cm" svg:width="3.226cm" svg:height="0.542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"> et </text:span><text:span text:style-name="T6"><draw:frame draw:style-name="fr1" draw:name="Objet6" text:anchor-type="as-char" svg:y="-0.43cm" svg:width="2.067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</text:list-item>
        </text:list>
        <text:p text:style-name="P17"><draw:g text:anchor-type="as-char" draw:z-index="12" draw:name="Forme2" draw:style-name="gr1"><draw:frame draw:style-name="gr11" draw:text-style-name="P43" svg:width="0.242cm" svg:height="0.408cm" svg:x="0cm" svg:y="2.214cm"><draw:text-box><text:p text:style-name="P39"><text:span text:style-name="T25">A</text:span></text:p></draw:text-box></draw:frame><draw:frame draw:style-name="gr12" draw:text-style-name="P43" svg:width="0.279cm" svg:height="0.408cm" svg:x="1.129cm" svg:y="0cm"><draw:text-box><text:p text:style-name="P39"><text:span text:style-name="T25">O</text:span></text:p></draw:text-box></draw:frame><draw:frame draw:style-name="gr11" draw:text-style-name="P43" svg:width="0.242cm" svg:height="0.408cm" svg:x="3.295cm" svg:y="2.205cm"><draw:text-box><text:p text:style-name="P39"><text:span text:style-name="T25">B</text:span></text:p></draw:text-box></draw:frame><draw:frame draw:style-name="gr11" draw:text-style-name="P43" svg:width="0.242cm" svg:height="0.408cm" svg:x="0.503cm" svg:y="1.065cm"><draw:text-box><text:p text:style-name="P39"><text:span text:style-name="T25">E</text:span></text:p></draw:text-box></draw:frame><draw:frame draw:style-name="gr13" draw:text-style-name="P43" svg:width="0.219cm" svg:height="0.408cm" svg:x="2.279cm" svg:y="1.064cm"><draw:text-box><text:p text:style-name="P39"><text:span text:style-name="T25">F</text:span></text:p></draw:text-box></draw:frame><draw:line draw:style-name="gr14" draw:text-style-name="P44" svg:x1="1.266cm" svg:y1="0.355cm" svg:x2="0.255cm" svg:y2="2.355cm"><text:p/></draw:line><draw:line draw:style-name="gr14" draw:text-style-name="P44" svg:x1="0.255cm" svg:y1="2.357cm" svg:x2="3.255cm" svg:y2="2.357cm"><text:p/></draw:line><draw:line draw:style-name="gr14" draw:text-style-name="P44" svg:x1="0.806cm" svg:y1="1.256cm" svg:x2="2.155cm" svg:y2="1.256cm"><text:p/></draw:line><draw:line draw:style-name="gr14" draw:text-style-name="P44" svg:x1="1.256cm" svg:y1="0.355cm" svg:x2="3.267cm" svg:y2="2.355cm"><text:p/></draw:line></draw:g></text:p>
        <text:list xml:id="list222025110201804" text:continue-list="list222025332331778" text:style-name="Numbering_20_1">
          <text:list-item text:start-value="1">
            <text:p text:style-name="P21">Que peut-on dire des droites (EF) et (AB) ?<text:line-break/>Justifier.</text:p>
          </text:list-item>
          <text:list-item>
            <text:p text:style-name="P21">Déterminer les deux angles restants du triangle OEF.</text:p>
            <text:p text:style-name="P35"/>
          </text:list-item>
        </text:list>
        <text:list xml:id="list222024939238547" text:continue-list="list222025992125711" text:style-name="Numbering_20_4">
          <text:list-item>
            <text:p text:style-name="P9"><text:span text:style-name="T14">Soit ABC un triangle </text:span><text:span text:style-name="T15">quelconque.<text:line-break/>Sur</text:span><text:span text:style-name="T14"> la parallèle à (BC) passant par A</text:span><text:span text:style-name="T15">, </text:span><text:span text:style-name="T16">on place les points D et E tels que ACBD et ABCE soient des parallélogrammes</text:span></text:p>
          </text:list-item>
        </text:list>
        <text:list xml:id="list222026561833936" text:continue-list="list222025110201804" text:style-name="Numbering_20_1">
          <text:list-item text:start-value="1">
            <text:p text:style-name="P22">Montrer que <draw:frame draw:style-name="fr1" draw:name="Objet7" text:anchor-type="as-char" svg:y="-0.43cm" svg:width="2.35cm" svg:height="0.522cm" draw:z-index="6"><draw:object xlink:href="./Object 7" xlink:type="simple" xlink:show="embed" xlink:actuate="onLoad"/><draw:image xlink:href="./ObjectReplacements/Object 7" xlink:type="simple" xlink:show="embed" xlink:actuate="onLoad"/></draw:frame>.</text:p>
          </text:list-item>
          <text:list-item>
            <text:p text:style-name="P22">Montrer que <draw:frame draw:style-name="fr1" draw:name="Objet8" text:anchor-type="as-char" svg:y="-0.43cm" svg:width="2.312cm" svg:height="0.542cm" draw:z-index="7"><draw:object xlink:href="./Object 8" xlink:type="simple" xlink:show="embed" xlink:actuate="onLoad"/><draw:image xlink:href="./ObjectReplacements/Object 8" xlink:type="simple" xlink:show="embed" xlink:actuate="onLoad"/></draw:frame>.</text:p>
          </text:list-item>
          <text:list-item>
            <text:p text:style-name="P22">Que vaut la somme <draw:frame draw:style-name="fr1" draw:name="Objet9" text:anchor-type="as-char" svg:y="-0.43cm" svg:width="3.434cm" svg:height="0.542cm" draw:z-index="8"><draw:object xlink:href="./Object 9" xlink:type="simple" xlink:show="embed" xlink:actuate="onLoad"/><draw:image xlink:href="./ObjectReplacements/Object 9" xlink:type="simple" xlink:show="embed" xlink:actuate="onLoad"/></draw:frame> ?<text:line-break/>Quelle propriété connue vient-on de démontrer ?</text:p>
          </text:list-item>
        </text:list>
        <text:p text:style-name="Standard"/>
        <text:list xml:id="list222025907690470" text:continue-list="list222024939238547" text:style-name="Numbering_20_4">
          <text:list-item>
            <text:p text:style-name="Exo_20_I_29_">AMIE est un trapèze de bases [AM] et [EI]. Ses diagonales sont sécantes en S.<text:line-break/><text:span text:style-name="T9"><draw:frame draw:style-name="fr1" draw:name="Objet19" text:anchor-type="as-char" svg:y="-0.43cm" svg:width="3.276cm" svg:height="0.522cm" draw:z-index="17"><draw:object xlink:href="./Object 14" xlink:type="simple" xlink:show="embed" xlink:actuate="onLoad"/><draw:image xlink:href="./ObjectReplacements/Object 14" xlink:type="simple" xlink:show="embed" xlink:actuate="onLoad"/></draw:frame></text:span><text:span text:style-name="T9">  et </text:span><text:span text:style-name="T9"><draw:frame draw:style-name="fr1" draw:name="Objet21" text:anchor-type="as-char" svg:y="-0.43cm" svg:width="1.953cm" svg:height="0.522cm" draw:z-index="18"><draw:object xlink:href="./Object 16" xlink:type="simple" xlink:show="embed" xlink:actuate="onLoad"/><draw:image xlink:href="./ObjectReplacements/Object 16" xlink:type="simple" xlink:show="embed" xlink:actuate="onLoad"/></draw:frame></text:span></text:p>
          </text:list-item>
        </text:list>
        <text:list xml:id="list222026326656400" text:continue-list="list222026561833936" text:style-name="Numbering_20_1">
          <text:list-item text:start-value="1">
            <text:p text:style-name="P23">Tracer la figure à main levée.</text:p>
          </text:list-item>
          <text:list-item>
            <text:p text:style-name="P25"><text:span text:style-name="T10">Calcul</text:span>er les angles du triangle ESI.</text:p>
          </text:list-item>
          <text:list-item>
            <text:p text:style-name="P27">Déterminer la nature de ce triangle.</text:p>
          </text:list-item>
          <text:list-item>
            <text:p text:style-name="P26"><text:span text:style-name="T10">Calcul</text:span>er les angles du triangle ES<text:span text:style-name="T10">A</text:span>.</text:p>
          </text:list-item>
          <text:list-item>
            <text:p text:style-name="P27">Déterminer la nature de ce triangle.</text:p>
          </text:list-item>
        </text:list>
        <text:p text:style-name="Standard"/>
        <text:list xml:id="list222026563944926" text:continue-list="list222025907690470" text:style-name="Numbering_20_4">
          <text:list-item>
            <text:p text:style-name="P10">(AB) et (CD) sont deux droites séantes en O <text:span text:style-name="T7">telles que le triangle ACO soit isocèle en C</text:span>.<text:line-break/><text:span text:style-name="T7">On a de plus :</text:span> <draw:frame draw:style-name="fr1" draw:name="Objet14" text:anchor-type="as-char" svg:y="-0.43cm" svg:width="2.298cm" svg:height="0.52cm" draw:z-index="19"><draw:object xlink:href="./Object 13" xlink:type="simple" xlink:show="embed" xlink:actuate="onLoad"/><draw:image xlink:href="./ObjectReplacements/Object 13" xlink:type="simple" xlink:show="embed" xlink:actuate="onLoad"/><svg:desc>formule</svg:desc></draw:frame> et <draw:frame draw:style-name="fr1" draw:name="Objet13" text:anchor-type="as-char" svg:y="-0.43cm" svg:width="2.111cm" svg:height="0.522cm" draw:z-index="20"><draw:object xlink:href="./Object 18" xlink:type="simple" xlink:show="embed" xlink:actuate="onLoad"/><draw:image xlink:href="./ObjectReplacements/Object 18" xlink:type="simple" xlink:show="embed" xlink:actuate="onLoad"/><svg:desc>formule</svg:desc></draw:frame>. </text:p>
          </text:list-item>
        </text:list>
        <text:list xml:id="list222025121074058" text:continue-list="list222026326656400" text:style-name="Numbering_20_1">
          <text:list-item text:start-value="1">
            <text:p text:style-name="P24">Tracer la figure à main levée.</text:p>
          </text:list-item>
          <text:list-item>
            <text:p text:style-name="P28">Calculer <draw:frame draw:style-name="fr1" draw:name="Objet16" text:anchor-type="as-char" svg:y="-0.43cm" svg:width="1.117cm" svg:height="0.522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 puis <draw:frame draw:style-name="fr1" draw:name="Objet17" text:anchor-type="as-char" svg:y="-0.43cm" svg:width="1.115cm" svg:height="0.522cm" draw:z-index="22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    </text:list-item>
          <text:list-item>
            <text:p text:style-name="P29">Montrer que (AC) et (BD) sont parallèles.</text:p>
          </text:list-item>
          <text:list-item>
            <text:p text:style-name="P29">Déterminer la nature du triangle ODB.</text:p>
          </text:list-item>
        </text:list>
        <text:p text:style-name="Standard"/>
        <text:list xml:id="list222026463379680" text:continue-list="list222026563944926" text:style-name="Numbering_20_4">
          <text:list-item>
            <text:p text:style-name="P12">Dans la figure ci-dessous, les droites (AB), (CD) et (EF) sont parallèles, <draw:frame draw:style-name="fr1" draw:name="Objet10" text:anchor-type="as-char" svg:y="-0.43cm" svg:width="2.039cm" svg:height="0.522cm" draw:z-index="9"><draw:object xlink:href="./Object 10" xlink:type="simple" xlink:show="embed" xlink:actuate="onLoad"/><draw:image xlink:href="./ObjectReplacements/Object 10" xlink:type="simple" xlink:show="embed" xlink:actuate="onLoad"/></draw:frame> et <draw:frame draw:style-name="fr1" draw:name="Objet11" text:anchor-type="as-char" svg:y="-0.43cm" svg:width="2.013cm" svg:height="0.522cm" draw:z-index="10"><draw:object xlink:href="./Object 11" xlink:type="simple" xlink:show="embed" xlink:actuate="onLoad"/><draw:image xlink:href="./ObjectReplacements/Object 11" xlink:type="simple" xlink:show="embed" xlink:actuate="onLoad"/></draw:frame>. Calculer la mesure de <draw:frame draw:style-name="fr1" draw:name="Objet12" text:anchor-type="as-char" svg:y="-0.43cm" svg:width="0.931cm" svg:height="0.542cm" draw:z-index="37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    </text:list-item>
        </text:list>
        <text:p text:style-name="P11"><draw:g text:anchor-type="as-char" svg:y="-1.215cm" draw:z-index="13" draw:name="Forme3" draw:style-name="gr15"><draw:line draw:style-name="gr16" draw:text-style-name="P45" svg:x1="0.001cm" svg:y1="1.018cm" svg:x2="5.815cm" svg:y2="1.018cm"><text:p/></draw:line><draw:line draw:style-name="gr17" draw:text-style-name="P46" svg:x1="0.001cm" svg:y1="0.429cm" svg:x2="5.815cm" svg:y2="0.429cm"><text:p/></draw:line><draw:line draw:style-name="gr18" draw:text-style-name="P47" svg:x1="0.001cm" svg:y1="2.265cm" svg:x2="5.815cm" svg:y2="2.265cm"><text:p/></draw:line><draw:line draw:style-name="gr19" draw:text-style-name="P48" svg:x1="1.526cm" svg:y1="0.429cm" svg:x2="3.291cm" svg:y2="1.017cm"><text:p/></draw:line><draw:line draw:style-name="gr20" draw:text-style-name="P49" svg:x1="3.269cm" svg:y1="1.018cm" svg:x2="1.507cm" svg:y2="2.259cm"><text:p/></draw:line><draw:frame draw:style-name="gr21" draw:text-style-name="P43" svg:width="0.329cm" svg:height="0.442cm" svg:x="1.408cm" svg:y="0cm"><draw:text-box><text:p text:style-name="P39"><text:span text:style-name="T25">R</text:span></text:p></draw:text-box></draw:frame><draw:frame draw:style-name="gr21" draw:text-style-name="P43" svg:width="0.327cm" svg:height="0.442cm" svg:x="3.254cm" svg:y="1.065cm"><draw:text-box><text:p text:style-name="P39"><text:span text:style-name="T25">S</text:span></text:p></draw:text-box></draw:frame><draw:frame draw:style-name="gr21" draw:text-style-name="P43" svg:width="0.327cm" svg:height="0.442cm" svg:x="1.141cm" svg:y="2.318cm"><draw:text-box><text:p text:style-name="P39"><text:span text:style-name="T25">T</text:span></text:p></draw:text-box></draw:frame><draw:line draw:style-name="gr22" draw:text-style-name="P50" svg:x1="4.955cm" svg:y1="0.362cm" svg:x2="4.955cm" svg:y2="0.49cm"><text:p/></draw:line><draw:line draw:style-name="gr23" draw:text-style-name="P51" svg:x1="0.419cm" svg:y1="0.362cm" svg:x2="0.419cm" svg:y2="0.491cm"><text:p/></draw:line><draw:line draw:style-name="gr24" draw:text-style-name="P52" svg:x1="4.955cm" svg:y1="0.947cm" svg:x2="4.955cm" svg:y2="1.076cm"><text:p/></draw:line><draw:line draw:style-name="gr25" draw:text-style-name="P53" svg:x1="4.955cm" svg:y1="2.193cm" svg:x2="4.955cm" svg:y2="2.322cm"><text:p/></draw:line><draw:line draw:style-name="gr26" draw:text-style-name="P54" svg:x1="0.419cm" svg:y1="0.949cm" svg:x2="0.419cm" svg:y2="1.077cm"><text:p/></draw:line><draw:line draw:style-name="gr27" draw:text-style-name="P55" svg:x1="0.419cm" svg:y1="2.195cm" svg:x2="0.419cm" svg:y2="2.323cm"><text:p/></draw:line><draw:frame draw:style-name="gr21" draw:text-style-name="P43" svg:width="0.327cm" svg:height="0.442cm" svg:x="0.275cm" svg:y="0cm"><draw:text-box><text:p text:style-name="P39"><text:span text:style-name="T25">A</text:span></text:p></draw:text-box></draw:frame><draw:frame draw:style-name="gr21" draw:text-style-name="P43" svg:width="0.327cm" svg:height="0.442cm" svg:x="4.803cm" svg:y="0cm"><draw:text-box><text:p text:style-name="P39"><text:span text:style-name="T25">B</text:span></text:p></draw:text-box></draw:frame><draw:frame draw:style-name="gr21" draw:text-style-name="P43" svg:width="0.329cm" svg:height="0.442cm" svg:x="4.81cm" svg:y="2.346cm"><draw:text-box><text:p text:style-name="P39"><text:span text:style-name="T25">F</text:span></text:p></draw:text-box></draw:frame><draw:frame draw:style-name="gr21" draw:text-style-name="P43" svg:width="0.329cm" svg:height="0.442cm" svg:x="4.81cm" svg:y="1.074cm"><draw:text-box><text:p text:style-name="P39"><text:span text:style-name="T25">D</text:span></text:p></draw:text-box></draw:frame><draw:frame draw:style-name="gr21" draw:text-style-name="P43" svg:width="0.327cm" svg:height="0.442cm" svg:x="0.275cm" svg:y="1.074cm"><draw:text-box><text:p text:style-name="P39"><text:span text:style-name="T25">C</text:span></text:p></draw:text-box></draw:frame><draw:frame draw:style-name="gr21" draw:text-style-name="P43" svg:width="0.327cm" svg:height="0.442cm" svg:x="0.275cm" svg:y="2.346cm"><draw:text-box><text:p text:style-name="P39"><text:span text:style-name="T25">E</text:span></text:p></draw:text-box></draw:frame></draw:g></text:p>
        <text:list xml:id="list222024904385053" text:continue-numbering="true" text:style-name="Numbering_20_4">
          <text:list-item>
            <text:p text:style-name="P15"><text:span text:style-name="T19">Les droites (AE) et (BF) ci-dessous sont parallèles.</text:span></text:p>
          </text:list-item>
        </text:list>
        <text:p text:style-name="P2"><draw:g text:anchor-type="as-char" draw:z-index="14" draw:name="Forme4" draw:style-name="gr1"><draw:path draw:style-name="gr28" draw:text-style-name="P56" svg:width="0.2cm" svg:height="0.168cm" svg:x="0.72cm" svg:y="0.982cm" svg:viewBox="0 0 201 169" svg:d="M0 166c49 10 101-4 140-36 38-32 61-79 61-130h-169z"><text:p/></draw:path><draw:path draw:style-name="gr29" draw:text-style-name="P56" svg:width="0.299cm" svg:height="0.193cm" svg:x="2.1cm" svg:y="0.788cm" svg:viewBox="0 0 300 194" svg:d="M300 194c0-71-26-140-72-194l-228 194z"><text:p/></draw:path><draw:line draw:style-name="gr30" draw:text-style-name="P57" svg:x1="0.402cm" svg:y1="2.771cm" svg:x2="0.876cm" svg:y2="0.311cm"><text:p/></draw:line><draw:line draw:style-name="gr31" draw:text-style-name="P57" svg:x1="0.309cm" svg:y1="0.982cm" svg:x2="3.992cm" svg:y2="0.982cm"><text:p/></draw:line><draw:line draw:style-name="gr32" draw:text-style-name="P57" svg:x1="0cm" svg:y1="2.771cm" svg:x2="3.142cm" svg:y2="0.096cm"><text:p/></draw:line><draw:line draw:style-name="gr33" draw:text-style-name="P57" svg:x1="0.026cm" svg:y1="2.363cm" svg:x2="3.779cm" svg:y2="2.363cm"><text:p/></draw:line><draw:frame draw:style-name="gr34" draw:text-style-name="P58" svg:width="0.239cm" svg:height="0.408cm" svg:x="0.476cm" svg:y="0.619cm"><draw:text-box><text:p text:style-name="P39"><text:span text:style-name="T26">A</text:span></text:p></draw:text-box></draw:frame><draw:frame draw:style-name="gr34" draw:text-style-name="P58" svg:width="0.239cm" svg:height="0.408cm" svg:x="0.228cm" svg:y="2.006cm"><draw:text-box><text:p text:style-name="P39"><text:span text:style-name="T26">B</text:span></text:p></draw:text-box></draw:frame><draw:frame draw:style-name="gr35" draw:text-style-name="P58" svg:width="0.26cm" svg:height="0.408cm" svg:x="1.901cm" svg:y="0.619cm"><draw:text-box><text:p text:style-name="P39"><text:span text:style-name="T26">C</text:span></text:p></draw:text-box></draw:frame><draw:frame draw:style-name="gr36" draw:text-style-name="P58" svg:width="0.401cm" svg:height="0.408cm" svg:x="2.604cm" svg:y="0cm"><draw:text-box><text:p text:style-name="P39"><text:span text:style-name="T26">D</text:span></text:p></draw:text-box></draw:frame><draw:frame draw:style-name="gr34" draw:text-style-name="P58" svg:width="0.239cm" svg:height="0.408cm" svg:x="3.582cm" svg:y="0.64cm"><draw:text-box><text:p text:style-name="P39"><text:span text:style-name="T26">E</text:span></text:p></draw:text-box></draw:frame><draw:frame draw:style-name="gr37" draw:text-style-name="P58" svg:width="0.219cm" svg:height="0.408cm" svg:x="3.182cm" svg:y="2.016cm"><draw:text-box><text:p text:style-name="P39"><text:span text:style-name="T26">F</text:span></text:p></draw:text-box></draw:frame><draw:line draw:style-name="gr38" draw:text-style-name="P59" svg:x1="2.882cm" svg:y1="0.252cm" svg:x2="2.949cm" svg:y2="0.33cm"><text:p/></draw:line><draw:line draw:style-name="gr38" draw:text-style-name="P59" svg:x1="3.567cm" svg:y1="0.931cm" svg:x2="3.565cm" svg:y2="1.026cm"><text:p/></draw:line><draw:line draw:style-name="gr38" draw:text-style-name="P59" svg:x1="3.143cm" svg:y1="2.315cm" svg:x2="3.141cm" svg:y2="2.41cm"><text:p/></draw:line><draw:frame draw:style-name="gr39" draw:text-style-name="P60" svg:width="0.588cm" svg:height="0.327cm" svg:x="0.864cm" svg:y="1.122cm"><draw:text-box><text:p text:style-name="P39"><text:span text:style-name="T27">100°</text:span></text:p></draw:text-box></draw:frame><draw:frame draw:style-name="gr40" draw:text-style-name="P60" svg:width="0.431cm" svg:height="0.327cm" svg:x="2.508cm" svg:y="0.667cm"><draw:text-box><text:p text:style-name="P39"><text:span text:style-name="T27">40°</text:span></text:p></draw:text-box></draw:frame></draw:g></text:p>
        <text:list xml:id="list222026002718426" text:continue-list="list222025121074058" text:style-name="Numbering_20_1">
          <text:list-item text:start-value="1">
            <text:p text:style-name="P30">Calculer <draw:frame draw:style-name="fr1" draw:name="Objet20" text:anchor-type="as-char" svg:y="-0.43cm" svg:width="1.007cm" svg:height="0.542cm" draw:z-index="23"><draw:object xlink:href="./Object 15" xlink:type="simple" xlink:show="embed" xlink:actuate="onLoad"/><draw:image xlink:href="./ObjectReplacements/Object 15" xlink:type="simple" xlink:show="embed" xlink:actuate="onLoad"/></draw:frame></text:p>
          </text:list-item>
          <text:list-item>
            <text:p text:style-name="P30"><text:span text:style-name="T11">Calculer </text:span><draw:frame draw:style-name="fr1" draw:name="Objet22" text:anchor-type="as-char" svg:y="-0.43cm" svg:width="1.094cm" svg:height="0.52cm" draw:z-index="24"><draw:object xlink:href="./Object 17" xlink:type="simple" xlink:show="embed" xlink:actuate="onLoad"/><draw:image xlink:href="./ObjectReplacements/Object 17" xlink:type="simple" xlink:show="embed" xlink:actuate="onLoad"/></draw:frame>.</text:p>
          </text:list-item>
          <text:list-item>
            <text:p text:style-name="P31">Que peut-on en déduire concernant (BC) ?</text:p>
          </text:list-item>
        </text:list>
        <text:p text:style-name="Standard"/>
        <text:list xml:id="list222026899752509" text:continue-list="list222024904385053" text:style-name="Numbering_20_4">
          <text:list-item>
            <text:p text:style-name="P13">Soit un triangle RET tel que :<text:line-break/>ET = 7,5cm ; <draw:frame draw:style-name="fr1" draw:name="Objet23" text:anchor-type="as-char" svg:y="-0.425cm" svg:width="2.009cm" svg:height="0.517cm" draw:z-index="25"><draw:object xlink:href="./Object 23" xlink:type="simple" xlink:show="embed" xlink:actuate="onLoad"/><draw:image xlink:href="./ObjectReplacements/Object 23" xlink:type="simple" xlink:show="embed" xlink:actuate="onLoad"/></draw:frame> et <draw:frame draw:style-name="fr1" draw:name="Objet24" text:anchor-type="as-char" svg:y="-0.423cm" svg:width="2.027cm" svg:height="0.515cm" draw:z-index="26"><draw:object xlink:href="./Object 24" xlink:type="simple" xlink:show="embed" xlink:actuate="onLoad"/><draw:image xlink:href="./ObjectReplacements/Object 24" xlink:type="simple" xlink:show="embed" xlink:actuate="onLoad"/></draw:frame></text:p>
          </text:list-item>
        </text:list>
        <text:list xml:id="list222025881136696" text:continue-list="list222026002718426" text:style-name="Numbering_20_1">
          <text:list-item text:start-value="1">
            <text:p text:style-name="P32">Calculer <draw:frame draw:style-name="fr1" draw:name="Objet25" text:anchor-type="as-char" svg:y="-0.423cm" svg:width="1.021cm" svg:height="0.515cm" draw:z-index="27"><draw:object xlink:href="./Object 25" xlink:type="simple" xlink:show="embed" xlink:actuate="onLoad"/><draw:image xlink:href="./ObjectReplacements/Object 25" xlink:type="simple" xlink:show="embed" xlink:actuate="onLoad"/></draw:frame>, puis construire la figure.</text:p>
          </text:list-item>
          <text:list-item>
            <text:p text:style-name="P32">Construire le point V tel que les angles <draw:frame draw:style-name="fr1" draw:name="Objet26" text:anchor-type="as-char" svg:y="-0.423cm" svg:width="0.998cm" svg:height="0.515cm" draw:z-index="28"><draw:object xlink:href="./Object 26" xlink:type="simple" xlink:show="embed" xlink:actuate="onLoad"/><draw:image xlink:href="./ObjectReplacements/Object 26" xlink:type="simple" xlink:show="embed" xlink:actuate="onLoad"/></draw:frame> et <draw:frame draw:style-name="fr1" draw:name="Objet27" text:anchor-type="as-char" svg:y="-0.423cm" svg:width="1.05cm" svg:height="0.515cm" draw:z-index="29"><draw:object xlink:href="./Object 27" xlink:type="simple" xlink:show="embed" xlink:actuate="onLoad"/><draw:image xlink:href="./ObjectReplacements/Object 27" xlink:type="simple" xlink:show="embed" xlink:actuate="onLoad"/></draw:frame> soient adjacents, <draw:frame draw:style-name="fr1" draw:name="Objet28" text:anchor-type="as-char" svg:y="-0.423cm" svg:width="2.067cm" svg:height="0.515cm" draw:z-index="30"><draw:object xlink:href="./Object 28" xlink:type="simple" xlink:show="embed" xlink:actuate="onLoad"/><draw:image xlink:href="./ObjectReplacements/Object 28" xlink:type="simple" xlink:show="embed" xlink:actuate="onLoad"/></draw:frame> et VT = 7,5cm.</text:p>
          </text:list-item>
          <text:list-item>
            <text:p text:style-name="P32">Démontrer que les droites (RE) et (TV) sont parallèles.</text:p>
          </text:list-item>
          <text:list-item>
            <text:p text:style-name="P32">Quelle est la nature du triangle VET ?</text:p>
          </text:list-item>
        </text:list>
        <text:p text:style-name="Standard"/>
        <text:list xml:id="list222025527625382" text:continue-list="list222026899752509" text:style-name="Numbering_20_4">
          <text:list-item>
            <text:p text:style-name="P14">Soit un cercle de centre O et de rayon 3cm.</text:p>
          </text:list-item>
        </text:list>
        <text:list xml:id="list222027006446809" text:continue-list="list222025881136696" text:style-name="Numbering_20_1">
          <text:list-item text:start-value="1">
            <text:p text:style-name="Exo_20_1_29_">S<text:span text:style-name="T13">ur ce cercle, t</text:span>racer un diamètre [AB], <text:span text:style-name="T12">un point C tel que </text:span><text:span text:style-name="T12"><draw:frame draw:style-name="fr1" draw:name="Objet29" text:anchor-type="as-char" svg:y="-0.43cm" svg:width="2.117cm" svg:height="0.522cm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 et le point D tel que les angles </text:span><text:span text:style-name="T12"><draw:frame draw:style-name="fr1" draw:name="Objet30" text:anchor-type="as-char" svg:y="-0.43cm" svg:width="1.115cm" svg:height="0.522cm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 et </text:span><text:span text:style-name="T12"><draw:frame draw:style-name="fr1" draw:name="Objet31" text:anchor-type="as-char" svg:y="-0.43cm" svg:width="1.115cm" svg:height="0.522cm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 soient adjacents et </text:span><text:span text:style-name="T12"><draw:frame draw:style-name="fr1" draw:name="Objet32" text:anchor-type="as-char" svg:y="-0.43cm" svg:width="2.141cm" svg:height="0.522cm" draw:z-index="34"><draw:object xlink:href="./Object 32" xlink:type="simple" xlink:show="embed" xlink:actuate="onLoad"/><draw:image xlink:href="./ObjectReplacements/Object 32" xlink:type="simple" xlink:show="embed" xlink:actuate="onLoad"/></draw:frame></text:span></text:p>
          </text:list-item>
          <text:list-item>
            <text:p text:style-name="P33">Montrer que (AB) et (DC) sont parallèles.</text:p>
          </text:list-item>
          <text:list-item>
            <text:p text:style-name="P33">Quelle est la nature du triangle OAC ?</text:p>
          </text:list-item>
          <text:list-item>
            <text:p text:style-name="P33">Calculer l'angle <draw:frame draw:style-name="fr1" draw:name="Objet33" text:anchor-type="as-char" svg:y="-0.43cm" svg:width="1.115cm" svg:height="0.522cm" draw:z-index="35"><draw:object xlink:href="./Object 33" xlink:type="simple" xlink:show="embed" xlink:actuate="onLoad"/><draw:image xlink:href="./ObjectReplacements/Object 33" xlink:type="simple" xlink:show="embed" xlink:actuate="onLoad"/></draw:frame>.</text:p>
          </text:list-item>
          <text:list-item>
            <text:p text:style-name="P33">Que représente la droite (AC) pour l'angle <draw:frame draw:style-name="fr1" draw:name="Objet34" text:anchor-type="as-char" svg:y="-0.43cm" svg:width="1.102cm" svg:height="0.522cm" draw:z-index="36"><draw:object xlink:href="./Object 34" xlink:type="simple" xlink:show="embed" xlink:actuate="onLoad"/><draw:image xlink:href="./ObjectReplacements/Object 34" xlink:type="simple" xlink:show="embed" xlink:actuate="onLoad"/></draw:frame> ?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Arial Unicode MS" svg:font-family="'Arial Unicode M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2" svg:font-family="Arial" style:font-adornments="Normal" style:font-family-generic="swiss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699" draw:display-name="Gradient 1699" draw:style="radial" draw:cx="0%" draw:cy="70%" draw:start-color="#7ed2ed" draw:end-color="#009bb5" draw:start-intensity="100%" draw:end-intensity="100%" draw:border="0%"/>
    <draw:gradient draw:name="Gradient_20_1700" draw:display-name="Gradient 1700" draw:style="radial" draw:cx="0%" draw:cy="70%" draw:start-color="#7ed2ed" draw:end-color="#009bb5" draw:start-intensity="100%" draw:end-intensity="100%" draw:border="0%"/>
    <draw:gradient draw:name="Gradient_20_1701" draw:display-name="Gradient 1701" draw:style="radial" draw:cx="0%" draw:cy="70%" draw:start-color="#7ed2ed" draw:end-color="#009bb5" draw:start-intensity="100%" draw:end-intensity="100%" draw:border="0%"/>
    <draw:gradient draw:name="Gradient_20_1702" draw:display-name="Gradient 1702" draw:style="radial" draw:cx="0%" draw:cy="70%" draw:start-color="#7ed2ed" draw:end-color="#009bb5" draw:start-intensity="100%" draw:end-intensity="100%" draw:border="0%"/>
    <draw:gradient draw:name="Gradient_20_1703" draw:display-name="Gradient 1703" draw:style="radial" draw:cx="0%" draw:cy="70%" draw:start-color="#7ed2ed" draw:end-color="#009bb5" draw:start-intensity="100%" draw:end-intensity="100%" draw:border="0%"/>
    <draw:gradient draw:name="Gradient_20_85" draw:display-name="Gradient 85" draw:style="radial" draw:cx="30%" draw:cy="0%" draw:start-color="#7ed2ed" draw:end-color="#009bb5" draw:start-intensity="100%" draw:end-intensity="100%" draw:border="0%"/>
    <draw:gradient draw:name="Gradient_20_86" draw:display-name="Gradient 86" draw:style="radial" draw:cx="30%" draw:cy="0%" draw:start-color="#7ed2ed" draw:end-color="#009bb5" draw:start-intensity="100%" draw:end-intensity="100%" draw:border="0%"/>
    <draw:gradient draw:name="Gradient_20_87" draw:display-name="Gradient 87" draw:style="radial" draw:cx="30%" draw:cy="0%" draw:start-color="#7ed2ed" draw:end-color="#009bb5" draw:start-intensity="100%" draw:end-intensity="100%" draw:border="0%"/>
    <draw:gradient draw:name="Gradient_20_88" draw:display-name="Gradient 88" draw:style="radial" draw:cx="30%" draw:cy="0%" draw:start-color="#7ed2ed" draw:end-color="#009bb5" draw:start-intensity="100%" draw:end-intensity="100%" draw:border="0%"/>
    <draw:gradient draw:name="Gradient_20_89" draw:display-name="Gradient 89" draw:style="radial" draw:cx="30%" draw:cy="0%" draw:start-color="#7ed2ed" draw:end-color="#009bb5" draw:start-intensity="100%" draw:end-intensity="100%" draw:border="0%"/>
    <draw:gradient draw:name="Gradient_20_90" draw:display-name="Gradient 90" draw:style="radial" draw:cx="30%" draw:cy="0%" draw:start-color="#7ed2ed" draw:end-color="#009bb5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/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2pt" fo:language="fr" fo:country="FR" style:font-size-asian="12pt" style:font-size-complex="12pt"/>
    </style:style>
    <style:style style:name="Titre_20_Partie" style:display-name="Titre Partie" style:family="paragraph" style:parent-style-name="Standard"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Exos">
      <text:list-level-style-number text:level="1" text:style-name="Numbering_5f_20_5f_Symbols" style:num-suffix=")" style:num-format="I">
        <style:list-level-properties text:min-label-width="0.499cm"/>
      </text:list-level-style-number>
      <text:list-level-style-number text:level="2" text:style-name="Numbering_5f_20_5f_Symbols" style:num-suffix=")" style:num-format="1">
        <style:list-level-properties text:space-before="0.499cm" text:min-label-width="0.499cm"/>
      </text:list-level-style-number>
      <text:list-level-style-bullet text:level="3" text:style-name="Bullet_5f_20_5f_Symbols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5f_20_5f_Symbols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5f_20_5f_Symbols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5f_20_5f_Symbols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5f_20_5f_Symbols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5f_20_5f_Symbols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5f_20_5f_Symbols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5f_20_5f_Symbols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1-20T22:20:24.641000000</dc:date>
    <meta:print-date>2018-01-20T22:19:45.572000000</meta:print-date>
    <dc:language>fr-FR</dc:language>
    <meta:editing-cycles>176</meta:editing-cycles>
    <meta:editing-duration>P1DT21H19M54S</meta:editing-duration>
    <meta:document-statistic meta:table-count="0" meta:image-count="0" meta:object-count="34" meta:page-count="1" meta:paragraph-count="47" meta:word-count="422" meta:character-count="2125" meta:non-whitespace-character-count="176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over accent="true">
      <mtext>EAB</mtext>
      <mo stretchy="true">^</mo>
    </mover>
    <annotation encoding="StarMath 5.0"> widehat {"EAB"}</annotation>
  </semantics>
</math>
</file>

<file path=Object 10/content.xml><?xml version="1.0" encoding="utf-8"?>
<math xmlns="http://www.w3.org/1998/Math/MathML" display="block">
  <semantics>
    <mrow>
      <mrow>
        <mover accent="true">
          <mtext>BRS</mtext>
          <mo stretchy="true">^</mo>
        </mover>
        <mo stretchy="false">=</mo>
        <mn>20</mn>
      </mrow>
      <mi>°</mi>
    </mrow>
    <annotation encoding="StarMath 5.0"> widehat {"BRS"}=20°</annotation>
  </semantics>
</math>
</file>

<file path=Object 11/content.xml><?xml version="1.0" encoding="utf-8"?>
<math xmlns="http://www.w3.org/1998/Math/MathML" display="block">
  <semantics>
    <mrow>
      <mrow>
        <mover accent="true">
          <mtext>RST</mtext>
          <mo stretchy="true">^</mo>
        </mover>
        <mo stretchy="false">=</mo>
        <mn>57</mn>
      </mrow>
      <mi>°</mi>
    </mrow>
    <annotation encoding="StarMath 5.0"> widehat {"RST"}=57°</annotation>
  </semantics>
</math>
</file>

<file path=Object 13/content.xml><?xml version="1.0" encoding="utf-8"?>
<math xmlns="http://www.w3.org/1998/Math/MathML" display="block">
  <semantics>
    <mrow>
      <mrow>
        <mover accent="true">
          <mtext>COB</mtext>
          <mo stretchy="true">^</mo>
        </mover>
        <mo stretchy="false">=</mo>
        <mn>130</mn>
      </mrow>
      <mi>°</mi>
    </mrow>
    <annotation encoding="StarMath 5.0"> widehat {"COB"}=130°</annotation>
  </semantics>
</math>
</file>

<file path=Object 14/content.xml><?xml version="1.0" encoding="utf-8"?>
<math xmlns="http://www.w3.org/1998/Math/MathML" display="block">
  <semantics>
    <mrow>
      <mrow>
        <mover accent="true">
          <mtext>AME</mtext>
          <mo stretchy="true">^</mo>
        </mover>
        <mo stretchy="false">=</mo>
        <mover accent="true">
          <mtext>AIE</mtext>
          <mo stretchy="true">^</mo>
        </mover>
        <mo stretchy="false">=</mo>
        <mn>30</mn>
      </mrow>
      <mi>°</mi>
    </mrow>
    <annotation encoding="StarMath 5.0"> widehat {"AME"}=widehat {"AIE"}=30°</annotation>
  </semantics>
</math>
</file>

<file path=Object 15/content.xml><?xml version="1.0" encoding="utf-8"?>
<math xmlns="http://www.w3.org/1998/Math/MathML" display="block">
  <semantics>
    <mover accent="true">
      <mtext>CBF</mtext>
      <mo stretchy="true">^</mo>
    </mover>
    <annotation encoding="StarMath 5.0"> widehat {"CBF"}</annotation>
  </semantics>
</math>
</file>

<file path=Object 16/content.xml><?xml version="1.0" encoding="utf-8"?>
<math xmlns="http://www.w3.org/1998/Math/MathML" display="block">
  <semantics>
    <mrow>
      <mrow>
        <mover accent="true">
          <mtext>AEI</mtext>
          <mo stretchy="true">^</mo>
        </mover>
        <mo stretchy="false">=</mo>
        <mn>60</mn>
      </mrow>
      <mi>°</mi>
    </mrow>
    <annotation encoding="StarMath 5.0"> widehat {"AEI"}=60°</annotation>
  </semantics>
</math>
</file>

<file path=Object 17/content.xml><?xml version="1.0" encoding="utf-8"?>
<math xmlns="http://www.w3.org/1998/Math/MathML" display="block">
  <semantics>
    <mover accent="true">
      <mtext>ABC</mtext>
      <mo stretchy="true">^</mo>
    </mover>
    <annotation encoding="StarMath 5.0"> widehat {"ABC"}</annotation>
  </semantics>
</math>
</file>

<file path=Object 18/content.xml><?xml version="1.0" encoding="utf-8"?>
<math xmlns="http://www.w3.org/1998/Math/MathML" display="block">
  <semantics>
    <mrow>
      <mrow>
        <mover accent="true">
          <mtext>ODB</mtext>
          <mo stretchy="true">^</mo>
        </mover>
        <mo stretchy="false">=</mo>
        <mn>80</mn>
      </mrow>
      <mi>°</mi>
    </mrow>
    <annotation encoding="StarMath 5.0"> widehat {"ODB"}=80°</annotation>
  </semantics>
</math>
</file>

<file path=Object 19/content.xml><?xml version="1.0" encoding="utf-8"?>
<math xmlns="http://www.w3.org/1998/Math/MathML" display="block">
  <semantics>
    <mover accent="true">
      <mtext>QMP</mtext>
      <mo stretchy="true">^</mo>
    </mover>
    <annotation encoding="StarMath 5.0"> widehat {"QMP"}</annotation>
  </semantics>
</math>
</file>

<file path=Object 2/content.xml><?xml version="1.0" encoding="utf-8"?>
<math xmlns="http://www.w3.org/1998/Math/MathML" display="block">
  <semantics>
    <mover accent="true">
      <mtext>ADC</mtext>
      <mo stretchy="true">^</mo>
    </mover>
    <annotation encoding="StarMath 5.0"> widehat {"ADC"}</annotation>
  </semantics>
</math>
</file>

<file path=Object 20/content.xml><?xml version="1.0" encoding="utf-8"?>
<math xmlns="http://www.w3.org/1998/Math/MathML" display="block">
  <semantics>
    <mover accent="true">
      <mtext>MPN</mtext>
      <mo stretchy="true">^</mo>
    </mover>
    <annotation encoding="StarMath 5.0"> widehat {"MPN"}</annotation>
  </semantics>
</math>
</file>

<file path=Object 21/content.xml><?xml version="1.0" encoding="utf-8"?>
<math xmlns="http://www.w3.org/1998/Math/MathML" display="block">
  <semantics>
    <mover accent="true">
      <mtext>AOC</mtext>
      <mo stretchy="true">^</mo>
    </mover>
    <annotation encoding="StarMath 5.0"> widehat {"AOC"}</annotation>
  </semantics>
</math>
</file>

<file path=Object 22/content.xml><?xml version="1.0" encoding="utf-8"?>
<math xmlns="http://www.w3.org/1998/Math/MathML" display="block">
  <semantics>
    <mover accent="true">
      <mtext>OCA</mtext>
      <mo stretchy="true">^</mo>
    </mover>
    <annotation encoding="StarMath 5.0"> widehat {"OCA"}</annotation>
  </semantics>
</math>
</file>

<file path=Object 23/content.xml><?xml version="1.0" encoding="utf-8"?>
<math xmlns="http://www.w3.org/1998/Math/MathML" display="block">
  <semantics>
    <mrow>
      <mrow>
        <mover accent="true">
          <mtext>ERT</mtext>
          <mo stretchy="true">^</mo>
        </mover>
        <mo stretchy="false">=</mo>
        <mn>71</mn>
      </mrow>
      <mi>°</mi>
    </mrow>
    <annotation encoding="StarMath 5.0"> widehat {"ERT"}={71}°</annotation>
  </semantics>
</math>
</file>

<file path=Object 24/content.xml><?xml version="1.0" encoding="utf-8"?>
<math xmlns="http://www.w3.org/1998/Math/MathML" display="block">
  <semantics>
    <mrow>
      <mrow>
        <mover accent="true">
          <mtext>RTE</mtext>
          <mo stretchy="true">^</mo>
        </mover>
        <mo stretchy="false">=</mo>
        <mn>49</mn>
      </mrow>
      <mi>°</mi>
    </mrow>
    <annotation encoding="StarMath 5.0"> widehat {"RTE"}={49}°</annotation>
  </semantics>
</math>
</file>

<file path=Object 25/content.xml><?xml version="1.0" encoding="utf-8"?>
<math xmlns="http://www.w3.org/1998/Math/MathML" display="block">
  <semantics>
    <mover accent="true">
      <mtext>RET</mtext>
      <mo stretchy="true">^</mo>
    </mover>
    <annotation encoding="StarMath 5.0"> widehat {"RET"}</annotation>
  </semantics>
</math>
</file>

<file path=Object 26/content.xml><?xml version="1.0" encoding="utf-8"?>
<math xmlns="http://www.w3.org/1998/Math/MathML" display="block">
  <semantics>
    <mover accent="true">
      <mtext>RTE</mtext>
      <mo stretchy="true">^</mo>
    </mover>
    <annotation encoding="StarMath 5.0"> widehat {"RTE"}</annotation>
  </semantics>
</math>
</file>

<file path=Object 27/content.xml><?xml version="1.0" encoding="utf-8"?>
<math xmlns="http://www.w3.org/1998/Math/MathML" display="block">
  <semantics>
    <mover accent="true">
      <mtext>ETV</mtext>
      <mo stretchy="true">^</mo>
    </mover>
    <annotation encoding="StarMath 5.0"> widehat {"ETV"}</annotation>
  </semantics>
</math>
</file>

<file path=Object 28/content.xml><?xml version="1.0" encoding="utf-8"?>
<math xmlns="http://www.w3.org/1998/Math/MathML" display="block">
  <semantics>
    <mrow>
      <mrow>
        <mover accent="true">
          <mtext>ETV</mtext>
          <mo stretchy="true">^</mo>
        </mover>
        <mo stretchy="false">=</mo>
        <mn>60</mn>
      </mrow>
      <mi>°</mi>
    </mrow>
    <annotation encoding="StarMath 5.0"> widehat {"ETV"}={60}°</annotation>
  </semantics>
</math>
</file>

<file path=Object 29/content.xml><?xml version="1.0" encoding="utf-8"?>
<math xmlns="http://www.w3.org/1998/Math/MathML" display="block">
  <semantics>
    <mrow>
      <mrow>
        <mover accent="true">
          <mtext>BAC</mtext>
          <mo stretchy="true">^</mo>
        </mover>
        <mo stretchy="false">=</mo>
        <mn>20</mn>
      </mrow>
      <mi>°</mi>
    </mrow>
    <annotation encoding="StarMath 5.0"> widehat {"BAC"}={20}°</annotation>
  </semantics>
</math>
</file>

<file path=Object 3/content.xml><?xml version="1.0" encoding="utf-8"?>
<math xmlns="http://www.w3.org/1998/Math/MathML" display="block">
  <semantics>
    <mover accent="true">
      <mrow>
        <mi>u</mi>
        <mtext>B</mtext>
        <mi>r</mi>
      </mrow>
      <mo stretchy="true">^</mo>
    </mover>
    <annotation encoding="StarMath 5.0"> widehat {u"B"r}</annotation>
  </semantics>
</math>
</file>

<file path=Object 30/content.xml><?xml version="1.0" encoding="utf-8"?>
<math xmlns="http://www.w3.org/1998/Math/MathML" display="block">
  <semantics>
    <mover accent="true">
      <mtext>OCA</mtext>
      <mo stretchy="true">^</mo>
    </mover>
    <annotation encoding="StarMath 5.0"> widehat {"OCA"}</annotation>
  </semantics>
</math>
</file>

<file path=Object 31/content.xml><?xml version="1.0" encoding="utf-8"?>
<math xmlns="http://www.w3.org/1998/Math/MathML" display="block">
  <semantics>
    <mover accent="true">
      <mtext>ACD</mtext>
      <mo stretchy="true">^</mo>
    </mover>
    <annotation encoding="StarMath 5.0"> widehat {"ACD"}</annotation>
  </semantics>
</math>
</file>

<file path=Object 32/content.xml><?xml version="1.0" encoding="utf-8"?>
<math xmlns="http://www.w3.org/1998/Math/MathML" display="block">
  <semantics>
    <mrow>
      <mrow>
        <mover accent="true">
          <mtext>ACD</mtext>
          <mo stretchy="true">^</mo>
        </mover>
        <mo stretchy="false">=</mo>
        <mn>20</mn>
      </mrow>
      <mi>°</mi>
    </mrow>
    <annotation encoding="StarMath 5.0"> widehat {"ACD"}={20}°</annotation>
  </semantics>
</math>
</file>

<file path=Object 33/content.xml><?xml version="1.0" encoding="utf-8"?>
<math xmlns="http://www.w3.org/1998/Math/MathML" display="block">
  <semantics>
    <mover accent="true">
      <mtext>OCA</mtext>
      <mo stretchy="true">^</mo>
    </mover>
    <annotation encoding="StarMath 5.0"> widehat {"OCA"}</annotation>
  </semantics>
</math>
</file>

<file path=Object 34/content.xml><?xml version="1.0" encoding="utf-8"?>
<math xmlns="http://www.w3.org/1998/Math/MathML" display="block">
  <semantics>
    <mover accent="true">
      <mtext>OCD</mtext>
      <mo stretchy="true">^</mo>
    </mover>
    <annotation encoding="StarMath 5.0"> widehat {"OCD"}</annotation>
  </semantics>
</math>
</file>

<file path=Object 35/content.xml><?xml version="1.0" encoding="utf-8"?>
<math xmlns="http://www.w3.org/1998/Math/MathML" display="block">
  <semantics>
    <mover accent="true">
      <mtext>STF</mtext>
      <mo stretchy="true">^</mo>
    </mover>
    <annotation encoding="StarMath 5.0"> widehat {"STF"}</annotation>
  </semantics>
</math>
</file>

<file path=Object 4/content.xml><?xml version="1.0" encoding="utf-8"?>
<math xmlns="http://www.w3.org/1998/Math/MathML" display="block">
  <semantics>
    <mrow>
      <mrow>
        <mover accent="true">
          <mtext>OEF</mtext>
          <mo stretchy="true">^</mo>
        </mover>
        <mo stretchy="false">=</mo>
        <mover accent="true">
          <mtext>EAB</mtext>
          <mo stretchy="true">^</mo>
        </mover>
        <mo stretchy="false">=</mo>
        <mn>58</mn>
      </mrow>
      <mi>°</mi>
    </mrow>
    <annotation encoding="StarMath 5.0"> widehat {"OEF"} =  widehat {"EAB"} = 58°</annotation>
  </semantics>
</math>
</file>

<file path=Object 5/content.xml><?xml version="1.0" encoding="utf-8"?>
<math xmlns="http://www.w3.org/1998/Math/MathML" display="block">
  <semantics>
    <mover accent="true">
      <mtext>BAD</mtext>
      <mo stretchy="true">^</mo>
    </mover>
    <annotation encoding="StarMath 5.0"> widehat {"BAD"}</annotation>
  </semantics>
</math>
</file>

<file path=Object 6/content.xml><?xml version="1.0" encoding="utf-8"?>
<math xmlns="http://www.w3.org/1998/Math/MathML" display="block">
  <semantics>
    <mrow>
      <mrow>
        <mover accent="true">
          <mtext>ABF</mtext>
          <mo stretchy="true">^</mo>
        </mover>
        <mo stretchy="false">=</mo>
        <mn>45</mn>
      </mrow>
      <mi>°</mi>
    </mrow>
    <annotation encoding="StarMath 5.0"> widehat {"ABF"} = 45°</annotation>
  </semantics>
</math>
</file>

<file path=Object 7/content.xml><?xml version="1.0" encoding="utf-8"?>
<math xmlns="http://www.w3.org/1998/Math/MathML" display="block">
  <semantics>
    <mrow>
      <mover accent="true">
        <mtext>DAB</mtext>
        <mo stretchy="true">^</mo>
      </mover>
      <mo stretchy="false">=</mo>
      <mover accent="true">
        <mtext>ABC</mtext>
        <mo stretchy="true">^</mo>
      </mover>
    </mrow>
    <annotation encoding="StarMath 5.0"> widehat {"DAB"} =  widehat {"ABC"}</annotation>
  </semantics>
</math>
</file>

<file path=Object 8/content.xml><?xml version="1.0" encoding="utf-8"?>
<math xmlns="http://www.w3.org/1998/Math/MathML" display="block">
  <semantics>
    <mrow>
      <mover accent="true">
        <mtext>BCA</mtext>
        <mo stretchy="true">^</mo>
      </mover>
      <mo stretchy="false">=</mo>
      <mover accent="true">
        <mtext>CAE</mtext>
        <mo stretchy="true">^</mo>
      </mover>
    </mrow>
    <annotation encoding="StarMath 5.0"> widehat {"BCA"} =  widehat {"CAE"}</annotation>
  </semantics>
</math>
</file>

<file path=Object 9/content.xml><?xml version="1.0" encoding="utf-8"?>
<math xmlns="http://www.w3.org/1998/Math/MathML" display="block">
  <semantics>
    <mrow>
      <mover accent="true">
        <mtext>DAB</mtext>
        <mo stretchy="true">^</mo>
      </mover>
      <mo stretchy="false">+</mo>
      <mover accent="true">
        <mtext>BAC</mtext>
        <mo stretchy="true">^</mo>
      </mover>
      <mo stretchy="false">+</mo>
      <mover accent="true">
        <mtext>CAE</mtext>
        <mo stretchy="true">^</mo>
      </mover>
    </mrow>
    <annotation encoding="StarMath 5.0"> widehat {"DAB"}+ widehat {"BAC"}+ widehat {"CAE"}</annotation>
  </semantics>
</math>
</file>